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254d" officeooo:paragraph-rsid="0002254d"/>
    </style:style>
    <style:style style:name="P2" style:family="paragraph" style:parent-style-name="Standard">
      <style:text-properties officeooo:rsid="0002a7bb" officeooo:paragraph-rsid="0002a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Specification</text:p>
      <text:p text:style-name="P1"/>
      <text:p text:style-name="P1">How to use:</text:p>
      <text:p text:style-name="P1"/>
      <text:p text:style-name="P2">The arduino receives its orders over a serial RTF connection.. The RTF is set to the same frequency as the arduino board. A single character is send via this connection. We have written a case statement that checks for the characters F, B, L, S, … <text:s/>which make the robot move in a cerain 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McCulloch</meta:initial-creator>
    <meta:creation-date>2016-01-20T14:14:45.010950891</meta:creation-date>
    <dc:date>2016-01-20T14:34:08.781748958</dc:date>
    <dc:creator>Karen McCulloch</dc:creator>
    <meta:editing-duration>PT4M13S</meta:editing-duration>
    <meta:editing-cycles>1</meta:editing-cycles>
    <meta:document-statistic meta:table-count="0" meta:image-count="0" meta:object-count="0" meta:page-count="1" meta:paragraph-count="3" meta:word-count="60" meta:character-count="325" meta:non-whitespace-character-count="267"/>
    <meta:generator>LibreOffice/4.3.7.2$Linux_X86_64 LibreOffice_project/430$Build-2</meta:generator>
  </office:meta>
</office:document-meta>
</file>